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ease note:</text:p>
      <text:p text:style-name="Standard"/>
      <text:p text:style-name="Standard">1.In order to run the application you have to have the newest Java Development Kit installed.</text:p>
      <text:p text:style-name="Standard">I have run the JAR file with the developemnt kit: <text:bookmark text:name="java18"/>Java SE Development Kit 18.0.1.1.</text:p>
      <text:p text:style-name="Standard"/>
      <text:p text:style-name="Standard">Any newer version than the version above as well as JDK 18.0.1.1. will do the trick.</text:p>
      <text:p text:style-name="Standard"/>
      <text:p text:style-name="Standard">The link to download JDK can be found on:</text:p>
      <text:p text:style-name="Standard"/>
      <text:p text:style-name="Standard"><text:a xlink:type="simple" xlink:href="https://www.oracle.com/java/technologies/downloads/#jdk18-windows" text:style-name="Internet_20_link" text:visited-style-name="Visited_20_Internet_20_Link">https://www.oracle.com/java/technologies/downloads/#jdk18-windows</text:a></text:p>
      <text:p text:style-name="P1"/>
      <text:p text:style-name="P1">To run the apllication you have select the file:</text:p>
      <text:p text:style-name="P1"/>
      <text:p text:style-name="P1">"RaceClashWH40KSoulstorm" and double click on it to start the app.</text:p>
      <text:p text:style-name="Standard"/>
      <text:p text:style-name="Standard">2.If you want to import the code into Eclipse or Intellij and run the code there you would have import the JavaFX framework and import it into either Eclipse or Intellij.</text:p>
      <text:p text:style-name="Standard"/>
      <text:p text:style-name="Standard">Instructions on how to import JavaFX can be found on:</text:p>
      <text:p text:style-name="Standard"/>
      <text:p text:style-name="Standard"><text:a xlink:type="simple" xlink:href="https://openjfx.io/openjfx-docs/" text:style-name="Internet_20_link" text:visited-style-name="Visited_20_Internet_20_Link">Getting Started with JavaFX (openjfx.io)</text:a> 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50S</meta:editing-duration>
    <meta:editing-cycles>4</meta:editing-cycles>
    <meta:generator>OpenOffice/4.1.10$Win32 OpenOffice.org_project/4110m2$Build-9807</meta:generator>
    <dc:date>2022-06-10T14:37:33</dc:date>
    <meta:document-statistic meta:table-count="0" meta:image-count="0" meta:object-count="0" meta:page-count="1" meta:paragraph-count="11" meta:word-count="124" meta:character-count="756"/>
    <meta:user-defined meta:name="Info 1"/>
    <meta:user-defined meta:name="Info 2"/>
    <meta:user-defined meta:name="Info 3"/>
    <meta:user-defined meta:name="Info 4"/>
  </office:meta>
</office:document-meta>
</file>